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4000003B028594A4D11857E8F.png" manifest:media-type="image/png"/>
  <manifest:file-entry manifest:full-path="Pictures/100002010000020D00000142BFCC8872F255C7C8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24500000047609F7453C9DB5B84.png" manifest:media-type="image/png"/>
  <manifest:file-entry manifest:full-path="Pictures/1000020100000328000003F06D1D96DA4315A065.png" manifest:media-type="image/png"/>
  <manifest:file-entry manifest:full-path="Pictures/10000201000002380000010CA9E2A58C77681A0E.png" manifest:media-type="image/png"/>
  <manifest:file-entry manifest:full-path="Pictures/100002010000009800000013E71D1243F591AE45.png" manifest:media-type="image/png"/>
  <manifest:file-entry manifest:full-path="Pictures/10000201000001B10000002BAEEB50FFC121B1D8.png" manifest:media-type="image/png"/>
  <manifest:file-entry manifest:full-path="Pictures/100002010000012A000000115E89CEBEFB65C13F.png" manifest:media-type="image/png"/>
  <manifest:file-entry manifest:full-path="Pictures/10000201000004D200000355ECEC8A952B861C28.png" manifest:media-type="image/png"/>
  <manifest:file-entry manifest:full-path="Pictures/10000201000002600000032C8ABC202F033F5C39.png" manifest:media-type="image/png"/>
  <manifest:file-entry manifest:full-path="Pictures/100002010000023A0000013645D86C6F2B722689.png" manifest:media-type="image/png"/>
  <manifest:file-entry manifest:full-path="Pictures/1000020100000328000003F0BE592B54C5B03EE0.png" manifest:media-type="image/png"/>
  <manifest:file-entry manifest:full-path="Pictures/100002010000023B0000022FEFC3D635F26488EA.png" manifest:media-type="image/png"/>
  <manifest:file-entry manifest:full-path="Pictures/100002010000020F000001BD87A84BFEDE30B12D.png" manifest:media-type="image/png"/>
  <manifest:file-entry manifest:full-path="Pictures/10000201000001C500000158043F7E809E6D851A.png" manifest:media-type="image/png"/>
  <manifest:file-entry manifest:full-path="Pictures/10000201000001BE000000FFD23EFF966F55DC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971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66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5.4cm" presentation:class="title" presentation:user-transformed="true">
          <draw:text-box>
            <text:p>Présentation 2</text:p>
          </draw:text-box>
        </draw:frame>
        <draw:frame presentation:style-name="pr2" draw:text-style-name="P2" draw:layer="layout" svg:width="25.199cm" svg:height="10.2cm" svg:x="1.4cm" svg:y="8.9cm" presentation:class="subtitle" presentation:user-transformed="true">
          <draw:text-box>
            <text:p><text:span text:style-name="T1">21 Mars 2022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Quelques Stats :</text:p>
          </draw:text-box>
        </draw:frame>
        <draw:frame draw:style-name="gr2" draw:text-style-name="P4" draw:layer="layout" svg:width="13.8cm" svg:height="10.479cm" svg:x="6.8cm" svg:y="7.4cm">
          <draw:image xlink:href="Pictures/10000201000001C500000158043F7E809E6D851A.png" xlink:type="simple" xlink:show="embed" xlink:actuate="onLoad" loext:mime-type="image/png">
            <text:p/>
          </draw:image>
        </draw:frame>
        <draw:frame draw:style-name="gr3" draw:text-style-name="P5" draw:layer="layout" svg:width="7.8cm" svg:height="1.199cm" svg:x="19.6cm" svg:y="8.301cm">
          <draw:text-box>
            <text:p><text:span text:style-name="T2">= Prodromal</text:span></text:p>
            <text:p><text:span text:style-name="T2">= PD </text:span></text:p>
          </draw:text-box>
        </draw:frame>
        <draw:frame draw:style-name="gr2" draw:text-style-name="P4" draw:layer="layout" svg:width="21.157cm" svg:height="2.1cm" svg:x="3.8cm" svg:y="4.1cm">
          <draw:image xlink:href="Pictures/10000201000001B10000002BAEEB50FFC121B1D8.png" xlink:type="simple" xlink:show="embed" xlink:actuate="onLoad" loext:mime-type="image/png">
            <text:p/>
          </draw:image>
        </draw:frame>
        <draw:frame draw:style-name="gr2" draw:text-style-name="P4" draw:layer="layout" svg:width="15.371cm" svg:height="1.878cm" svg:x="6.629cm" svg:y="17.601cm">
          <draw:image xlink:href="Pictures/100002010000024500000047609F7453C9DB5B84.png" xlink:type="simple" xlink:show="embed" xlink:actuate="onLoad" loext:mime-type="image/png">
            <text:p/>
          </draw:image>
        </draw:frame>
        <draw:frame draw:style-name="gr2" draw:text-style-name="P4" draw:layer="layout" svg:width="4.021cm" svg:height="0.502cm" svg:x="2.6cm" svg:y="18.079cm">
          <draw:image xlink:href="Pictures/100002010000009800000013E71D1243F591AE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8cm" svg:y="0.4cm" presentation:class="title" presentation:user-transformed="true">
          <draw:text-box>
            <text:p>Nan</text:p>
          </draw:text-box>
        </draw:frame>
        <draw:frame draw:style-name="gr2" draw:text-style-name="P4" xml:id="id1" draw:id="id1" draw:layer="layout" svg:width="13cm" svg:height="17.362cm" svg:x="1.4cm" svg:y="2.638cm">
          <draw:image xlink:href="Pictures/10000201000002600000032C8ABC202F033F5C39.png" xlink:type="simple" xlink:show="embed" xlink:actuate="onLoad" loext:mime-type="image/png">
            <text:p/>
          </draw:image>
        </draw:frame>
        <draw:frame draw:style-name="gr2" draw:text-style-name="P4" xml:id="id2" draw:id="id2" draw:layer="layout" svg:width="13.4cm" svg:height="0.8cm" svg:x="13.4cm" svg:y="7.8cm">
          <draw:image xlink:href="Pictures/100002010000012A000000115E89CEBEFB65C13F.png" xlink:type="simple" xlink:show="embed" xlink:actuate="onLoad" loext:mime-type="image/png">
            <text:p/>
          </draw:image>
        </draw:frame>
        <draw:connector draw:style-name="gr4" draw:text-style-name="P6" draw:layer="layout" svg:x1="14.4cm" svg:y1="11.319cm" svg:x2="20.1cm" svg:y2="8.6cm" draw:start-shape="id1" draw:end-shape="id2" svg:d="M14400 11319h5700v-2719" svg:viewBox="0 0 5701 2720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n</text:p>
          </draw:text-box>
        </draw:frame>
        <draw:frame draw:style-name="gr2" draw:text-style-name="P4" draw:layer="layout" svg:width="15cm" svg:height="10.369cm" svg:x="11.4cm" svg:y="8.4cm">
          <draw:image xlink:href="Pictures/10000201000004D200000355ECEC8A952B861C28.png" xlink:type="simple" xlink:show="embed" xlink:actuate="onLoad" loext:mime-type="image/png">
            <text:p/>
          </draw:image>
        </draw:frame>
        <draw:frame draw:style-name="gr5" draw:text-style-name="P6" draw:layer="layout" svg:width="9.396cm" svg:height="9.2cm" svg:x="2cm" svg:y="8.2cm">
          <draw:image xlink:href="Pictures/100002010000023B0000022FEFC3D635F26488EA.png" xlink:type="simple" xlink:show="embed" xlink:actuate="onLoad" loext:mime-type="image/png">
            <text:p/>
          </draw:image>
        </draw:frame>
        <draw:frame draw:style-name="gr6" draw:text-style-name="P8" draw:layer="layout" svg:width="6.8cm" svg:height="1.673cm" svg:x="2.8cm" svg:y="6.4cm">
          <draw:text-box>
            <text:p>Nombre de Nan par personn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variance/Correlation</text:p>
          </draw:text-box>
        </draw:frame>
        <draw:frame draw:style-name="gr2" draw:text-style-name="P4" draw:layer="layout" svg:width="21.2cm" svg:height="10.003cm" svg:x="3.1cm" svg:y="6.6cm">
          <draw:image xlink:href="Pictures/10000201000002380000010CA9E2A58C77681A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variance / Correlation</text:p>
          </draw:text-box>
        </draw:frame>
        <draw:frame draw:style-name="gr2" draw:text-style-name="P4" draw:layer="layout" svg:width="12.136cm" svg:height="6.6cm" svg:x="7cm" svg:y="5.2cm">
          <draw:image xlink:href="Pictures/100002010000023A0000013645D86C6F2B722689.png" xlink:type="simple" xlink:show="embed" xlink:actuate="onLoad" loext:mime-type="image/png">
            <text:p/>
          </draw:image>
        </draw:frame>
        <draw:frame draw:style-name="gr2" draw:text-style-name="P4" draw:layer="layout" svg:width="11.493cm" svg:height="6.571cm" svg:x="7.707cm" svg:y="12.229cm">
          <draw:image xlink:href="Pictures/10000201000001BE000000FFD23EFF966F55DC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rrelation</text:p>
          </draw:text-box>
        </draw:frame>
        <draw:frame draw:style-name="gr7" draw:text-style-name="P6" draw:layer="layout" svg:width="11.632cm" svg:height="14.112cm" svg:x="14.368cm" svg:y="4cm">
          <draw:image xlink:href="Pictures/1000020100000328000003F0BE592B54C5B03EE0.png" xlink:type="simple" xlink:show="embed" xlink:actuate="onLoad" loext:mime-type="image/png">
            <text:p/>
          </draw:image>
        </draw:frame>
        <draw:frame draw:style-name="gr8" draw:text-style-name="P6" draw:layer="layout" svg:width="11.542cm" svg:height="13.8cm" svg:x="2.658cm" svg:y="4.2cm">
          <draw:image xlink:href="Pictures/1000020100000328000003F06D1D96DA4315A065.png" xlink:type="simple" xlink:show="embed" xlink:actuate="onLoad" loext:mime-type="image/png">
            <text:p/>
          </draw:image>
        </draw:frame>
        <draw:frame draw:style-name="gr9" draw:text-style-name="P8" draw:layer="layout" svg:width="19.8cm" svg:height="3.806cm" svg:x="8.8cm" svg:y="19cm">
          <draw:text-box>
            <text:p>Pearson<text:tab/><text:tab/><text:tab/> /<text:tab/><text:tab/><text:tab/>Spearman <text:tab/>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XGBoost</text:p>
          </draw:text-box>
        </draw:frame>
        <draw:frame draw:style-name="gr2" draw:text-style-name="P4" draw:layer="layout" svg:width="13.943cm" svg:height="11.773cm" svg:x="2.457cm" svg:y="4.6cm">
          <draw:image xlink:href="Pictures/100002010000020F000001BD87A84BFEDE30B12D.png" xlink:type="simple" xlink:show="embed" xlink:actuate="onLoad" loext:mime-type="image/png">
            <text:p/>
          </draw:image>
        </draw:frame>
        <draw:frame draw:style-name="gr2" draw:text-style-name="P4" draw:layer="layout" svg:width="10.435cm" svg:height="6.4cm" svg:x="17.165cm" svg:y="5.8cm">
          <draw:image xlink:href="Pictures/100002010000020D00000142BFCC8872F255C7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-6.4cm" svg:y="7.494cm" presentation:class="title" presentation:user-transformed="true">
          <draw:text-box>
            <text:p>XGBoost</text:p>
          </draw:text-box>
        </draw:frame>
        <draw:frame draw:style-name="gr2" draw:text-style-name="P4" draw:layer="layout" svg:width="14.624cm" svg:height="18.657cm" svg:x="10.8cm" svg:y="0.743cm">
          <draw:image xlink:href="Pictures/10000201000002E4000003B028594A4D11857E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4:15:06.882415580</meta:creation-date>
    <meta:editing-duration>PT3H32M49S</meta:editing-duration>
    <meta:editing-cycles>13</meta:editing-cycles>
    <meta:generator>LibreOffice/6.4.7.2$Linux_X86_64 LibreOffice_project/40$Build-2</meta:generator>
    <dc:title>Blueprint Plans</dc:title>
    <dc:date>2022-03-21T17:53:04.535248964</dc:date>
    <meta:document-statistic meta:object-count="80"/>
  </office:meta>
</office:document-meta>
</file>